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Meta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MetaModule.getAttribute( String name , Configuration modeConf , Map objectMode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ollectionMetaModule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MetaModule.getAttributeNames( Configuration modeConf , Map objectModel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